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ceModeImportSelector.selectImports( AnnotationMetadata importingClassMeta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dviceModeImportSelector.getAdviceMode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